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1" svg:font-family="'Andale Sans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ch bin ein odtfile namens file_3.1.3.od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1" svg:font-family="'Andale Sans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Bitstream Vera Sans" style:font-size-asian="12pt" style:language-asian="de" style:country-asian="DE" style:font-name-complex="Andale Sans UI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List" style:family="paragraph" style:parent-style-name="Text_20_body" style:class="list">
      <style:text-properties style:font-name-complex="Andale Sans U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dale Sans U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dale Sans UI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Heinz Kirchmann</meta:initial-creator>
    <meta:creation-date>2006-11-12T01:12:19</meta:creation-date>
    <dc:creator>Heinz Kirchmann</dc:creator>
    <dc:date>2006-11-12T01:58:07</dc:date>
    <dc:language>de-DE</dc:language>
    <meta:editing-cycles>4</meta:editing-cycles>
    <meta:editing-duration>PT30M3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8" meta:character-count="42"/>
  </office:meta>
</office:document-meta>
</file>